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76.65pt"/>
    </style:style>
    <style:style style:name="co14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5"/>
        <table:table-column table:style-name="co1" table:number-columns-repeated="2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9"/>
        <table:table-column table:style-name="co11" table:number-columns-repeated="2" table:default-cell-style-name="ce9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8" office:value-type="string" calcext:value-type="string">
            <text:p>Scale(kpc/pix)</text:p>
          </table:table-cell>
          <table:table-cell table:style-name="ce8" office:value-type="string" calcext:value-type="string">
            <text:p>Pix per 10kpc</text:p>
          </table:table-cell>
          <table:table-cell table:style-name="ce8" office:value-type="string" calcext:value-type="string">
            <text:p>Ring(kpc)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/>
          <table:table-cell table:style-name="ce7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0.000070858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79.0027354834788" calcext:value-type="float">
            <text:p>79.0027354835</text:p>
          </table:table-cell>
          <table:table-cell table:formula="of:=[.M5]*2" office:value-type="float" office:value="158.005470966958" calcext:value-type="float">
            <text:p>158.005470967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 table:formula="of:=[.M5]*[.P5]" office:value-type="float" office:value="38.2632979331221" calcext:value-type="float">
            <text:p>38.263297933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6]*300000/70" office:value-type="float" office:value="591.428571428571" calcext:value-type="float">
            <text:p>591.4285714286</text:p>
          </table:table-cell>
          <table:table-cell table:style-name="ce3" table:formula="of:=[.D6]-[.E6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G6]/300000)^2*([.F6]/[.D6])" office:value-type="float" office:value="0.0000659079751853511" calcext:value-type="float">
            <text:p>0.000065908</text:p>
          </table:table-cell>
          <table:table-cell table:style-name="ce3" table:formula="of:=[.H6]*180/(3.141592)*3600" office:value-type="float" office:value="13.59449856" calcext:value-type="float">
            <text:p>13.59449856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4</text:p>
          </table:table-cell>
          <table:table-cell table:style-name="ce3" table:formula="of:=[.I6]/[.L6]" office:value-type="float" office:value="73.4837750529824" calcext:value-type="float">
            <text:p>73.483775053</text:p>
          </table:table-cell>
          <table:table-cell table:style-name="ce3" table:formula="of:=[.M6]*2" office:value-type="float" office:value="146.967550105965" calcext:value-type="float">
            <text:p>146.967550106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 table:formula="of:=[.M6]*[.P6]" office:value-type="float" office:value="38.9798596096219" calcext:value-type="float">
            <text:p>38.9798596096</text:p>
          </table:table-cell>
          <table:table-cell/>
          <table:table-cell table:formula="of:=138.99*[.P6]" office:value-type="float" office:value="73.7279853033553" calcext:value-type="float">
            <text:p>73.7279853034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71.0891494233025" calcext:value-type="float">
            <text:p>71.0891494233</text:p>
          </table:table-cell>
          <table:table-cell table:formula="of:=[.M7]*2" office:value-type="float" office:value="142.178298846605" calcext:value-type="float">
            <text:p>142.1782988466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 table:formula="of:=[.M7]*[.P7]" office:value-type="float" office:value="37.1631014999338" calcext:value-type="float">
            <text:p>37.163101499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8]*300000/70" office:value-type="float" office:value="188.571428571429" calcext:value-type="float">
            <text:p>188.5714285714</text:p>
          </table:table-cell>
          <table:table-cell table:style-name="ce3" table:formula="of:=[.D8]-[.E8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G8]/300000)^2*([.F8]/[.D8])" office:value-type="float" office:value="0.000102197733088889" calcext:value-type="float">
            <text:p>0.0001021977</text:p>
          </table:table-cell>
          <table:table-cell table:style-name="ce3" table:formula="of:=[.H8]*180/(3.141592)*3600" office:value-type="float" office:value="21.0798" calcext:value-type="float">
            <text:p>21.0798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4</text:p>
          </table:table-cell>
          <table:table-cell table:style-name="ce3" table:formula="of:=[.I8]/[.L8]" office:value-type="float" office:value="113.944863396407" calcext:value-type="float">
            <text:p>113.9448633964</text:p>
          </table:table-cell>
          <table:table-cell table:style-name="ce3" table:formula="of:=[.M8]*2" office:value-type="float" office:value="227.889726792815" calcext:value-type="float">
            <text:p>227.8897267928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5" calcext:value-type="float">
            <text:p>59.1258773754</text:p>
          </table:table-cell>
          <table:table-cell table:formula="of:=[.M8]*[.P8]" office:value-type="float" office:value="19.2715725253333" calcext:value-type="float">
            <text:p>19.27157252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 table:formula="of:=[.M9]*[.P9]" office:value-type="float" office:value="36.2922452465371" calcext:value-type="float">
            <text:p>36.29224524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 table:formula="of:=[.M10]*[.P10]" office:value-type="float" office:value="40.1507186210133" calcext:value-type="float">
            <text:p>40.1507186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 table:formula="of:=[.M11]*[.P11]" office:value-type="float" office:value="21.3016501024478" calcext:value-type="float">
            <text:p>21.301650102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2]*300000/70" office:value-type="float" office:value="612.857142857143" calcext:value-type="float">
            <text:p>612.8571428571</text:p>
          </table:table-cell>
          <table:table-cell table:style-name="ce3" table:formula="of:=[.D12]-[.E12]" office:value-type="float" office:value="3672.85714285714" calcext:value-type="float">
            <text:p>3672.8571428571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4</text:p>
          </table:table-cell>
          <table:table-cell table:style-name="ce3" table:formula="of:=[.I12]/[.L12]" office:value-type="float" office:value="103.550784274144" calcext:value-type="float">
            <text:p>103.5507842741</text:p>
          </table:table-cell>
          <table:table-cell table:style-name="ce3" table:formula="of:=[.M12]*2" office:value-type="float" office:value="207.101568548289" calcext:value-type="float">
            <text:p>207.1015685483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7" calcext:value-type="float">
            <text:p>18.192577654</text:p>
          </table:table-cell>
          <table:table-cell table:formula="of:=[.M12]*[.P12]" office:value-type="float" office:value="56.9192481921567" calcext:value-type="float">
            <text:p>56.91924819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 table:formula="of:=[.M13]*[.P13]" office:value-type="float" office:value="23.8687805472768" calcext:value-type="float">
            <text:p>23.86878054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 table:formula="of:=[.M14]*[.P14]" office:value-type="float" office:value="37.9494948514248" calcext:value-type="float">
            <text:p>37.9494948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 table:formula="of:=[.M15]*[.P15]" office:value-type="float" office:value="21.0641627088526" calcext:value-type="float">
            <text:p>21.06416270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 table:formula="of:=[.M16]*[.P16]" office:value-type="float" office:value="27.0419917881191" calcext:value-type="float">
            <text:p>27.04199178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 table:formula="of:=[.M17]*[.P17]" office:value-type="float" office:value="10.1597349152485" calcext:value-type="float">
            <text:p>10.159734915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3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4</text:p>
          </table:table-cell>
          <table:table-cell table:style-name="ce3" table:formula="of:=[.I18]/[.L18]" office:value-type="float" office:value="190.689777918714" calcext:value-type="float">
            <text:p>190.6897779187</text:p>
          </table:table-cell>
          <table:table-cell table:style-name="ce3" table:formula="of:=[.M18]*2" office:value-type="float" office:value="381.379555837427" calcext:value-type="float">
            <text:p>381.3795558374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 table:formula="of:=[.M18]*[.P18]" office:value-type="float" office:value="56.4401115333921" calcext:value-type="float">
            <text:p>56.44011153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 table:formula="of:=[.M20]*[.P20]" office:value-type="float" office:value="45.4210126786913" calcext:value-type="float">
            <text:p>45.42101267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 table:formula="of:=[.M21]*[.P21]" office:value-type="float" office:value="26.6276318338158" calcext:value-type="float">
            <text:p>26.62763183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 table:formula="of:=[.M22]*[.P22]" office:value-type="float" office:value="26.2655581712914" calcext:value-type="float">
            <text:p>26.265558171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3]*300000/70" office:value-type="float" office:value="312.857142857143" calcext:value-type="float">
            <text:p>312.8571428571</text:p>
          </table:table-cell>
          <table:table-cell table:style-name="ce3" table:formula="of:=[.D23]-[.E23]" office:value-type="float" office:value="3972.85714285714" calcext:value-type="float">
            <text:p>3972.8571428571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4</text:p>
          </table:table-cell>
          <table:table-cell table:style-name="ce3" table:formula="of:=[.I23]/[.L23]" office:value-type="float" office:value="173.032915824103" calcext:value-type="float">
            <text:p>173.0329158241</text:p>
          </table:table-cell>
          <table:table-cell table:style-name="ce3" table:formula="of:=[.M23]*2" office:value-type="float" office:value="346.065831648206" calcext:value-type="float">
            <text:p>346.0658316482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 table:formula="of:=[.M23]*[.P23]" office:value-type="float" office:value="48.5535860710425" calcext:value-type="float">
            <text:p>48.5535860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 table:formula="of:=[.M24]*[.P24]" office:value-type="float" office:value="57.2604802275717" calcext:value-type="float">
            <text:p>57.260480227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3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4</text:p>
          </table:table-cell>
          <table:table-cell table:style-name="ce3" table:formula="of:=[.I25]/[.L25]" office:value-type="float" office:value="166.895369542119" calcext:value-type="float">
            <text:p>166.8953695421</text:p>
          </table:table-cell>
          <table:table-cell table:style-name="ce3" table:formula="of:=[.M25]*2" office:value-type="float" office:value="333.790739084238" calcext:value-type="float">
            <text:p>333.7907390842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 table:formula="of:=[.M25]*[.P25]" office:value-type="float" office:value="58.3788324415346" calcext:value-type="float">
            <text:p>58.378832441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9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4</text:p>
          </table:table-cell>
          <table:table-cell table:style-name="ce3" table:formula="of:=[.I26]/[.L26]" office:value-type="float" office:value="178.142435689065" calcext:value-type="float">
            <text:p>178.1424356891</text:p>
          </table:table-cell>
          <table:table-cell table:style-name="ce3" table:formula="of:=[.M26]*2" office:value-type="float" office:value="356.284871378131" calcext:value-type="float">
            <text:p>356.284871378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4" calcext:value-type="float">
            <text:p>46.4560465092</text:p>
          </table:table-cell>
          <table:table-cell table:formula="of:=[.M26]*[.P26]" office:value-type="float" office:value="38.3464476800901" calcext:value-type="float">
            <text:p>38.34644768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 table:formula="of:=[.M27]*[.P27]" office:value-type="float" office:value="29.7858825508572" calcext:value-type="float">
            <text:p>29.78588255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 table:formula="of:=[.M28]*[.P28]" office:value-type="float" office:value="33.8534602888533" calcext:value-type="float">
            <text:p>33.85346028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 table:formula="of:=[.M29]*[.P29]" office:value-type="float" office:value="29.0437903876773" calcext:value-type="float">
            <text:p>29.04379038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 table:formula="of:=[.M30]*[.P30]" office:value-type="float" office:value="36.8942819854629" calcext:value-type="float">
            <text:p>36.89428198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 table:formula="of:=[.M31]*[.P31]" office:value-type="float" office:value="17.1346296182533" calcext:value-type="float">
            <text:p>17.13462961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 table:formula="of:=[.M32]*[.P32]" office:value-type="float" office:value="21.6470763056014" calcext:value-type="float">
            <text:p>21.64707630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 table:formula="of:=[.M33]*[.P33]" office:value-type="float" office:value="42.17474162688" calcext:value-type="float">
            <text:p>42.17474162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 table:formula="of:=[.M34]*[.P34]" office:value-type="float" office:value="26.89403813888" calcext:value-type="float">
            <text:p>26.89403813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 table:formula="of:=[.M35]*[.P35]" office:value-type="float" office:value="38.6820094010514" calcext:value-type="float">
            <text:p>38.6820094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 table:formula="of:=[.M36]*[.P36]" office:value-type="float" office:value="25.5888592544914" calcext:value-type="float">
            <text:p>25.58885925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 table:formula="of:=[.M37]*[.P37]" office:value-type="float" office:value="23.6081124264229" calcext:value-type="float">
            <text:p>23.60811242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39]*300000/70" office:value-type="float" office:value="544.285714285714" calcext:value-type="float">
            <text:p>544.2857142857</text:p>
          </table:table-cell>
          <table:table-cell table:style-name="ce3" table:formula="of:=[.D39]-[.E39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0.000078012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4</text:p>
          </table:table-cell>
          <table:table-cell table:style-name="ce3" table:formula="of:=[.I39]/[.L39]" office:value-type="float" office:value="86.9791123925756" calcext:value-type="float">
            <text:p>86.9791123926</text:p>
          </table:table-cell>
          <table:table-cell table:style-name="ce3" table:formula="of:=[.M39]*2" office:value-type="float" office:value="173.958224785151" calcext:value-type="float">
            <text:p>173.9582247852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" calcext:value-type="float">
            <text:p>20.4845559411</text:p>
          </table:table-cell>
          <table:table-cell table:formula="of:=[.M39]*[.P39]" office:value-type="float" office:value="42.4608239703772" calcext:value-type="float">
            <text:p>42.46082397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 table:formula="of:=[.M40]*[.P40]" office:value-type="float" office:value="36.2922452465371" calcext:value-type="float">
            <text:p>36.292245246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1]*300000/70" office:value-type="float" office:value="231.428571428571" calcext:value-type="float">
            <text:p>231.4285714286</text:p>
          </table:table-cell>
          <table:table-cell table:style-name="ce3" table:formula="of:=[.D41]-[.E41]" office:value-type="float" office:value="4054.28571428571" calcext:value-type="float">
            <text:p>405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4</text:p>
          </table:table-cell>
          <table:table-cell table:style-name="ce3" table:formula="of:=[.I41]/[.L41]" office:value-type="float" office:value="94.2522798664107" calcext:value-type="float">
            <text:p>94.2522798664</text:p>
          </table:table-cell>
          <table:table-cell table:style-name="ce3" table:formula="of:=[.M41]*2" office:value-type="float" office:value="188.504559732821" calcext:value-type="float">
            <text:p>188.504559732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 table:formula="of:=[.M41]*[.P41]" office:value-type="float" office:value="19.5638961649371" calcext:value-type="float">
            <text:p>19.56389616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 table:formula="of:=[.M42]*[.P42]" office:value-type="float" office:value="29.7858825508572" calcext:value-type="float">
            <text:p>29.78588255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 table:formula="of:=[.M43]*[.P43]" office:value-type="float" office:value="19.5638961649371" calcext:value-type="float">
            <text:p>19.56389616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 table:formula="of:=[.M44]*[.P44]" office:value-type="float" office:value="45.0010973096228" calcext:value-type="float">
            <text:p>45.001097309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5]*300000/70" office:value-type="float" office:value="235.714285714286" calcext:value-type="float">
            <text:p>235.7142857143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0.000084446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4</text:p>
          </table:table-cell>
          <table:table-cell table:style-name="ce3" table:formula="of:=[.I45]/[.L45]" office:value-type="float" office:value="94.1526474352622" calcext:value-type="float">
            <text:p>94.1526474353</text:p>
          </table:table-cell>
          <table:table-cell table:style-name="ce3" table:formula="of:=[.M45]*2" office:value-type="float" office:value="188.305294870524" calcext:value-type="float">
            <text:p>188.3052948705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 table:formula="of:=[.M46]*[.P46]" office:value-type="float" office:value="41.6002790897372" calcext:value-type="float">
            <text:p>41.60027908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 table:formula="of:=[.M47]*[.P47]" office:value-type="float" office:value="47.2070334522514" calcext:value-type="float">
            <text:p>47.207033452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Dd (Mpc)</text:p>
          </table:table-cell>
          <table:table-cell table:style-name="ce4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300000*1.5/70" office:value-type="float" office:value="6428.57142857143" calcext:value-type="float">
            <text:p>6428.5714285714</text:p>
          </table:table-cell>
          <table:table-cell table:style-name="ce4" table:formula="of:=[.D52]-[.D47]" office:value-type="float" office:value="2142.85714285714" calcext:value-type="float">
            <text:p>2142.8571428571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300000*2/70" office:value-type="float" office:value="8571.42857142857" calcext:value-type="float">
            <text:p>8571.4285714286</text:p>
          </table:table-cell>
          <table:table-cell table:style-name="ce4" table:formula="of:=[.D53]-[.D47]" office:value-type="float" office:value="4285.71428571429" calcext:value-type="float">
            <text:p>4285.7142857143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ce2"/>
        <table:table-column table:style-name="co14" table:number-columns-repeated="2" table:default-cell-style-name="ce2"/>
        <table:table-column table:style-name="co1" table:default-cell-style-name="ce2"/>
        <table:table-column table:style-name="co1" table:number-columns-repeated="1007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z lens</text:p>
          </table:table-cell>
          <table:table-cell table:style-name="ce10" office:value-type="string" calcext:value-type="string">
            <text:p>Ds (Mpc)</text:p>
          </table:table-cell>
          <table:table-cell table:style-name="ce10" office:value-type="string" calcext:value-type="string">
            <text:p>Dd (Mpc)</text:p>
          </table:table-cell>
          <table:table-cell table:style-name="ce10" office:value-type="string" calcext:value-type="string">
            <text:p>Dds (Mpc)</text:p>
          </table:table-cell>
          <table:table-cell table:style-name="ce10" office:value-type="string" calcext:value-type="string">
            <text:p>Sigma</text:p>
          </table:table-cell>
          <table:table-cell table:style-name="ce10" office:value-type="string" calcext:value-type="string">
            <text:p>Ring (Rad)</text:p>
          </table:table-cell>
          <table:table-cell table:style-name="ce10" office:value-type="string" calcext:value-type="string">
            <text:p>Ring (arcsec)</text:p>
          </table:table-cell>
          <table:table-cell table:style-name="ce10" office:value-type="string" calcext:value-type="string">
            <text:p>CD_2(rad/px)</text:p>
          </table:table-cell>
          <table:table-cell table:style-name="ce10" office:value-type="string" calcext:value-type="string">
            <text:p>CD2_2(º/pix)</text:p>
          </table:table-cell>
          <table:table-cell table:style-name="ce10" office:value-type="string" calcext:value-type="string">
            <text:p>arcsec/pixel</text:p>
          </table:table-cell>
          <table:table-cell table:style-name="ce10" office:value-type="string" calcext:value-type="string">
            <text:p>Ring(pixels)</text:p>
          </table:table-cell>
          <table:table-cell table:style-name="ce10" office:value-type="string" calcext:value-type="string">
            <text:p>Diameter</text:p>
          </table:table-cell>
          <table:table-cell table:style-name="ce10" office:value-type="string" calcext:value-type="string">
            <text:p>Scale(kpc/pix)</text:p>
          </table:table-cell>
          <table:table-cell table:style-name="ce10" office:value-type="string" calcext:value-type="string">
            <text:p>Pix per 10kpc</text:p>
          </table:table-cell>
          <table:table-cell table:style-name="ce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0.000070858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79.0027354834788" calcext:value-type="float">
            <text:p>79.0027354835</text:p>
          </table:table-cell>
          <table:table-cell table:formula="of:=[.L2]*2" office:value-type="float" office:value="158.005470966958" calcext:value-type="float">
            <text:p>158.005470967</text:p>
          </table:table-cell>
          <table:table-cell table:style-name="ce9" table:formula="of:=[.D2]*1000*[.I2]" office:value-type="float" office:value="0.484328772908424" calcext:value-type="float">
            <text:p>0.4843287729</text:p>
          </table:table-cell>
          <table:table-cell table:style-name="ce9" table:formula="of:=1/[.N2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]*300000/70" office:value-type="float" office:value="591.428571428571" calcext:value-type="float">
            <text:p>591.4285714286</text:p>
          </table:table-cell>
          <table:table-cell table:style-name="ce3" table:formula="of:=[.C3]-[.D3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F3]/300000)^2*([.E3]/[.C3])" office:value-type="float" office:value="0.000065907975185351" calcext:value-type="float">
            <text:p>0.000065908</text:p>
          </table:table-cell>
          <table:table-cell table:style-name="ce3" table:formula="of:=[.G3]*180/(3.141592)*3600" office:value-type="float" office:value="13.59449856" calcext:value-type="float">
            <text:p>13.59449856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4</text:p>
          </table:table-cell>
          <table:table-cell table:style-name="ce3" table:formula="of:=[.H3]/[.K3]" office:value-type="float" office:value="73.4837750529822" calcext:value-type="float">
            <text:p>73.483775053</text:p>
          </table:table-cell>
          <table:table-cell table:style-name="ce3" table:formula="of:=[.L3]*2" office:value-type="float" office:value="146.967550105964" calcext:value-type="float">
            <text:p>146.967550106</text:p>
          </table:table-cell>
          <table:table-cell table:style-name="ce3" table:formula="of:=[.D3]*1000*[.I3]" office:value-type="float" office:value="0.530455322709225" calcext:value-type="float">
            <text:p>0.5304553227</text:p>
          </table:table-cell>
          <table:table-cell table:style-name="ce3" table:formula="of:=1/[.N3]*10" office:value-type="float" office:value="18.851729018245" calcext:value-type="float">
            <text:p>18.8517290182</text:p>
          </table:table-cell>
          <table:table-cell table:style-name="ce3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71.0891494233025" calcext:value-type="float">
            <text:p>71.0891494233</text:p>
          </table:table-cell>
          <table:table-cell table:formula="of:=[.L4]*2" office:value-type="float" office:value="142.178298846605" calcext:value-type="float">
            <text:p>142.1782988466</text:p>
          </table:table-cell>
          <table:table-cell table:style-name="ce9" table:formula="of:=[.D4]*1000*[.I4]" office:value-type="float" office:value="0.522767564409092" calcext:value-type="float">
            <text:p>0.5227675644</text:p>
          </table:table-cell>
          <table:table-cell table:style-name="ce9" table:formula="of:=1/[.N4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5]*300000/70" office:value-type="float" office:value="188.571428571429" calcext:value-type="float">
            <text:p>188.5714285714</text:p>
          </table:table-cell>
          <table:table-cell table:style-name="ce3" table:formula="of:=[.C5]-[.D5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F5]/300000)^2*([.E5]/[.C5])" office:value-type="float" office:value="0.000102197733088889" calcext:value-type="float">
            <text:p>0.0001021977</text:p>
          </table:table-cell>
          <table:table-cell table:style-name="ce3" table:formula="of:=[.G5]*180/(3.141592)*3600" office:value-type="float" office:value="21.0798" calcext:value-type="float">
            <text:p>21.0798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4</text:p>
          </table:table-cell>
          <table:table-cell table:style-name="ce3" table:formula="of:=[.H5]/[.K5]" office:value-type="float" office:value="113.944863396407" calcext:value-type="float">
            <text:p>113.9448633964</text:p>
          </table:table-cell>
          <table:table-cell table:style-name="ce3" table:formula="of:=[.L5]*2" office:value-type="float" office:value="227.889726792815" calcext:value-type="float">
            <text:p>227.8897267928</text:p>
          </table:table-cell>
          <table:table-cell table:style-name="ce3" table:formula="of:=[.D5]*1000*[.I5]" office:value-type="float" office:value="0.169130682602942" calcext:value-type="float">
            <text:p>0.1691306826</text:p>
          </table:table-cell>
          <table:table-cell table:style-name="ce3" table:formula="of:=1/[.N5]*10" office:value-type="float" office:value="59.1258773754045" calcext:value-type="float">
            <text:p>59.1258773754</text:p>
          </table:table-cell>
          <table:table-cell table:style-name="ce3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9" table:formula="of:=[.D6]*1000*[.I6]" office:value-type="float" office:value="0.54967471845956" calcext:value-type="float">
            <text:p>0.5496747185</text:p>
          </table:table-cell>
          <table:table-cell table:style-name="ce9" table:formula="of:=1/[.N6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4</text:p>
          </table:table-cell>
          <table:table-cell table:style-name="ce3" table:formula="of:=[.H7]/[.K7]" office:value-type="float" office:value="73.9232786148859" calcext:value-type="float">
            <text:p>73.9232786149</text:p>
          </table:table-cell>
          <table:table-cell table:style-name="ce3" table:formula="of:=[.L7]*2" office:value-type="float" office:value="147.846557229772" calcext:value-type="float">
            <text:p>147.8465572298</text:p>
          </table:table-cell>
          <table:table-cell table:style-name="ce3" table:formula="of:=[.D7]*1000*[.I7]" office:value-type="float" office:value="0.322885848605616" calcext:value-type="float">
            <text:p>0.3228858486</text:p>
          </table:table-cell>
          <table:table-cell table:style-name="ce3" table:formula="of:=1/[.N7]*10" office:value-type="float" office:value="30.970697672831" calcext:value-type="float">
            <text:p>30.9706976728</text:p>
          </table:table-cell>
          <table:table-cell table:style-name="ce3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9" table:formula="of:=[.D8]*1000*[.I8]" office:value-type="float" office:value="0.326729727755683" calcext:value-type="float">
            <text:p>0.3267297278</text:p>
          </table:table-cell>
          <table:table-cell table:style-name="ce9" table:formula="of:=1/[.N8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9]*300000/70" office:value-type="float" office:value="265.714285714286" calcext:value-type="float">
            <text:p>265.7142857143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4</text:p>
          </table:table-cell>
          <table:table-cell table:style-name="ce3" table:formula="of:=[.H9]/[.K9]" office:value-type="float" office:value="88.3858588047165" calcext:value-type="float">
            <text:p>88.3858588047</text:p>
          </table:table-cell>
          <table:table-cell table:style-name="ce3" table:formula="of:=[.L9]*2" office:value-type="float" office:value="176.771717609433" calcext:value-type="float">
            <text:p>176.7717176094</text:p>
          </table:table-cell>
          <table:table-cell table:style-name="ce3" table:formula="of:=[.D9]*1000*[.I9]" office:value-type="float" office:value="0.238320507304145" calcext:value-type="float">
            <text:p>0.2383205073</text:p>
          </table:table-cell>
          <table:table-cell table:style-name="ce3" table:formula="of:=1/[.N9]*10" office:value-type="float" office:value="41.9603000728678" calcext:value-type="float">
            <text:p>41.9603000729</text:p>
          </table:table-cell>
          <table:table-cell table:style-name="ce3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9" table:formula="of:=[.D10]*1000*[.I10]" office:value-type="float" office:value="0.295978694555148" calcext:value-type="float">
            <text:p>0.2959786946</text:p>
          </table:table-cell>
          <table:table-cell table:style-name="ce9" table:formula="of:=1/[.N10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1]*300000/70" office:value-type="float" office:value="505.714285714286" calcext:value-type="float">
            <text:p>505.7142857143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4</text:p>
          </table:table-cell>
          <table:table-cell table:style-name="ce3" table:formula="of:=[.H11]/[.K11]" office:value-type="float" office:value="100.139421982973" calcext:value-type="float">
            <text:p>100.139421983</text:p>
          </table:table-cell>
          <table:table-cell table:style-name="ce3" table:formula="of:=[.L11]*2" office:value-type="float" office:value="200.278843965946" calcext:value-type="float">
            <text:p>200.2788439659</text:p>
          </table:table-cell>
          <table:table-cell table:style-name="ce3" table:formula="of:=[.D11]*1000*[.I11]" office:value-type="float" office:value="0.453577739707889" calcext:value-type="float">
            <text:p>0.4535777397</text:p>
          </table:table-cell>
          <table:table-cell table:style-name="ce3" table:formula="of:=1/[.N11]*10" office:value-type="float" office:value="22.0469373264221" calcext:value-type="float">
            <text:p>22.0469373264</text:p>
          </table:table-cell>
          <table:table-cell table:style-name="ce3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9" table:formula="of:=[.D12]*1000*[.I12]" office:value-type="float" office:value="0.392075673306819" calcext:value-type="float">
            <text:p>0.3920756733</text:p>
          </table:table-cell>
          <table:table-cell table:style-name="ce9" table:formula="of:=1/[.N12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3]*300000/70" office:value-type="float" office:value="462.857142857143" calcext:value-type="float">
            <text:p>462.8571428571</text:p>
          </table:table-cell>
          <table:table-cell table:style-name="ce3" table:formula="of:=[.C13]-[.D13]" office:value-type="float" office:value="3822.85714285714" calcext:value-type="float">
            <text:p>3822.8571428571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4</text:p>
          </table:table-cell>
          <table:table-cell table:style-name="ce3" table:formula="of:=[.H13]/[.K13]" office:value-type="float" office:value="63.2693181035395" calcext:value-type="float">
            <text:p>63.2693181035</text:p>
          </table:table-cell>
          <table:table-cell table:style-name="ce3" table:formula="of:=[.L13]*2" office:value-type="float" office:value="126.538636207079" calcext:value-type="float">
            <text:p>126.5386362071</text:p>
          </table:table-cell>
          <table:table-cell table:style-name="ce3" table:formula="of:=[.D13]*1000*[.I13]" office:value-type="float" office:value="0.41513894820722" calcext:value-type="float">
            <text:p>0.4151389482</text:p>
          </table:table-cell>
          <table:table-cell table:style-name="ce3" table:formula="of:=1/[.N13]*10" office:value-type="float" office:value="24.0883204122019" calcext:value-type="float">
            <text:p>24.0883204122</text:p>
          </table:table-cell>
          <table:table-cell table:style-name="ce3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formula="of:=[.D14]*1000*[.I14]" office:value-type="float" office:value="0.28060317795488" calcext:value-type="float">
            <text:p>0.280603178</text:p>
          </table:table-cell>
          <table:table-cell table:formula="of:=1/[.N14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5]*300000/70" office:value-type="float" office:value="497.142857142857" calcext:value-type="float">
            <text:p>497.1428571429</text:p>
          </table:table-cell>
          <table:table-cell table:style-name="ce3" table:formula="of:=[.C15]-[.D15]" office:value-type="float" office:value="3788.57142857143" calcext:value-type="float">
            <text:p>3788.5714285714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4</text:p>
          </table:table-cell>
          <table:table-cell table:style-name="ce3" table:formula="of:=[.H15]/[.K15]" office:value-type="float" office:value="128.418405021773" calcext:value-type="float">
            <text:p>128.4184050218</text:p>
          </table:table-cell>
          <table:table-cell table:style-name="ce3" table:formula="of:=[.L15]*2" office:value-type="float" office:value="256.836810043545" calcext:value-type="float">
            <text:p>256.8368100435</text:p>
          </table:table-cell>
          <table:table-cell table:style-name="ce3" table:formula="of:=[.D15]*1000*[.I15]" office:value-type="float" office:value="0.445889981407755" calcext:value-type="float">
            <text:p>0.4458899814</text:p>
          </table:table-cell>
          <table:table-cell table:style-name="ce3" table:formula="of:=1/[.N15]*10" office:value-type="float" office:value="22.4270569354983" calcext:value-type="float">
            <text:p>22.4270569355</text:p>
          </table:table-cell>
          <table:table-cell table:style-name="ce3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formula="of:=[.D16]*1000*[.I16]" office:value-type="float" office:value="0.349793002656084" calcext:value-type="float">
            <text:p>0.3497930027</text:p>
          </table:table-cell>
          <table:table-cell table:formula="of:=1/[.N16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9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4</text:p>
          </table:table-cell>
          <table:table-cell table:style-name="ce3" table:formula="of:=[.H17]/[.K17]" office:value-type="float" office:value="178.142435689065" calcext:value-type="float">
            <text:p>178.1424356891</text:p>
          </table:table-cell>
          <table:table-cell table:style-name="ce3" table:formula="of:=[.L17]*2" office:value-type="float" office:value="356.284871378131" calcext:value-type="float">
            <text:p>356.2848713781</text:p>
          </table:table-cell>
          <table:table-cell table:style-name="ce3" table:formula="of:=[.D17]*1000*[.I17]" office:value-type="float" office:value="0.215257232403744" calcext:value-type="float">
            <text:p>0.2152572324</text:p>
          </table:table-cell>
          <table:table-cell table:style-name="ce3" table:formula="of:=1/[.N17]*10" office:value-type="float" office:value="46.4560465092465" calcext:value-type="float">
            <text:p>46.4560465092</text:p>
          </table:table-cell>
          <table:table-cell table:style-name="ce3" office:value-type="string" calcext:value-type="string">
            <text:p>A2319</text:p>
          </table:table-cell>
          <table:table-cell table:style-name="ce11" table:number-columns-repeated="9"/>
          <table:table-cell table:style-name="ce12" table:number-columns-repeated="999"/>
        </table:table-row>
        <table:table-row table:style-name="ro1">
          <table:table-cell table:style-name="ce2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formula="of:=[.D18]*1000*[.I18]" office:value-type="float" office:value="0.326729727755683" calcext:value-type="float">
            <text:p>0.3267297278</text:p>
          </table:table-cell>
          <table:table-cell table:formula="of:=1/[.N18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style-name="ce11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4</text:p>
          </table:table-cell>
          <table:table-cell table:style-name="ce3" table:formula="of:=[.H19]/[.K19]" office:value-type="float" office:value="83.0313647418303" calcext:value-type="float">
            <text:p>83.0313647418</text:p>
          </table:table-cell>
          <table:table-cell table:style-name="ce3" table:formula="of:=[.L19]*2" office:value-type="float" office:value="166.062729483661" calcext:value-type="float">
            <text:p>166.0627294837</text:p>
          </table:table-cell>
          <table:table-cell table:style-name="ce3" table:formula="of:=[.D19]*1000*[.I19]" office:value-type="float" office:value="0.349793002656083" calcext:value-type="float">
            <text:p>0.3497930027</text:p>
          </table:table-cell>
          <table:table-cell table:style-name="ce3" table:formula="of:=1/[.N19]*10" office:value-type="float" office:value="28.5883363133825" calcext:value-type="float">
            <text:p>28.5883363134</text:p>
          </table:table-cell>
          <table:table-cell table:style-name="ce3" office:value-type="string" calcext:value-type="string">
            <text:p>A2440</text:p>
          </table:table-cell>
          <table:table-cell table:style-name="ce11" table:number-columns-repeated="9"/>
          <table:table-cell table:style-name="ce12" table:number-columns-repeated="999"/>
        </table:table-row>
        <table:table-row table:style-name="ro1">
          <table:table-cell table:style-name="ce2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formula="of:=[.D20]*1000*[.I20]" office:value-type="float" office:value="0.326729727755683" calcext:value-type="float">
            <text:p>0.3267297278</text:p>
          </table:table-cell>
          <table:table-cell table:formula="of:=1/[.N20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style-name="ce11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87.078744823724" calcext:value-type="float">
            <text:p>87.0787448237</text:p>
          </table:table-cell>
          <table:table-cell table:style-name="ce3" table:formula="of:=[.L21]*2" office:value-type="float" office:value="174.157489647448" calcext:value-type="float">
            <text:p>174.1574896474</text:p>
          </table:table-cell>
          <table:table-cell table:style-name="ce3" table:formula="of:=[.D21]*1000*[.I21]" office:value-type="float" office:value="0.484328772908423" calcext:value-type="float">
            <text:p>0.4843287729</text:p>
          </table:table-cell>
          <table:table-cell table:style-name="ce3" table:formula="of:=1/[.N21]*10" office:value-type="float" office:value="20.6471317818873" calcext:value-type="float">
            <text:p>20.6471317819</text:p>
          </table:table-cell>
          <table:table-cell table:style-name="ce3" office:value-type="string" calcext:value-type="string">
            <text:p>A2627</text:p>
          </table:table-cell>
          <table:table-cell table:style-name="ce11" table:number-columns-repeated="9"/>
          <table:table-cell table:style-name="ce12" table:number-columns-repeated="999"/>
        </table:table-row>
        <table:table-row table:style-name="ro1">
          <table:table-cell table:style-name="ce2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formula="of:=[.D22]*1000*[.I22]" office:value-type="float" office:value="0.438202223107621" calcext:value-type="float">
            <text:p>0.4382022231</text:p>
          </table:table-cell>
          <table:table-cell table:formula="of:=1/[.N22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style-name="ce11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3]*300000/70" office:value-type="float" office:value="308.571428571429" calcext:value-type="float">
            <text:p>308.5714285714</text:p>
          </table:table-cell>
          <table:table-cell table:style-name="ce3" table:formula="of:=[.C23]-[.D23]" office:value-type="float" office:value="3977.14285714286" calcext:value-type="float">
            <text:p>397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92.458896105739" calcext:value-type="float">
            <text:p>92.4588961057</text:p>
          </table:table-cell>
          <table:table-cell table:style-name="ce3" table:formula="of:=[.L23]*2" office:value-type="float" office:value="184.917792211478" calcext:value-type="float">
            <text:p>184.9177922115</text:p>
          </table:table-cell>
          <table:table-cell table:style-name="ce3" table:formula="of:=[.D23]*1000*[.I23]" office:value-type="float" office:value="0.276759298804814" calcext:value-type="float">
            <text:p>0.2767592988</text:p>
          </table:table-cell>
          <table:table-cell table:style-name="ce3" table:formula="of:=1/[.N23]*10" office:value-type="float" office:value="36.1324806183028" calcext:value-type="float">
            <text:p>36.1324806183</text:p>
          </table:table-cell>
          <table:table-cell table:style-name="ce3" office:value-type="string" calcext:value-type="string">
            <text:p>A399</text:p>
          </table:table-cell>
          <table:table-cell table:style-name="ce11" table:number-columns-repeated="9"/>
          <table:table-cell table:style-name="ce12" table:number-columns-repeated="999"/>
        </table:table-row>
        <table:table-row table:style-name="ro1">
          <table:table-cell table:style-name="ce2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formula="of:=[.D24]*1000*[.I24]" office:value-type="float" office:value="0.253696023904412" calcext:value-type="float">
            <text:p>0.2536960239</text:p>
          </table:table-cell>
          <table:table-cell table:formula="of:=1/[.N24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style-name="ce11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5]*300000/70" office:value-type="float" office:value="544.285714285714" calcext:value-type="float">
            <text:p>544.2857142857</text:p>
          </table:table-cell>
          <table:table-cell table:style-name="ce3" table:formula="of:=[.C25]-[.D25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0.000078012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4</text:p>
          </table:table-cell>
          <table:table-cell table:style-name="ce3" table:formula="of:=[.H25]/[.K25]" office:value-type="float" office:value="86.9791123925756" calcext:value-type="float">
            <text:p>86.9791123926</text:p>
          </table:table-cell>
          <table:table-cell table:style-name="ce3" table:formula="of:=[.L25]*2" office:value-type="float" office:value="173.958224785151" calcext:value-type="float">
            <text:p>173.9582247852</text:p>
          </table:table-cell>
          <table:table-cell table:style-name="ce3" table:formula="of:=[.D25]*1000*[.I25]" office:value-type="float" office:value="0.48817265205849" calcext:value-type="float">
            <text:p>0.4881726521</text:p>
          </table:table-cell>
          <table:table-cell table:style-name="ce3" table:formula="of:=1/[.N25]*10" office:value-type="float" office:value="20.4845559410851" calcext:value-type="float">
            <text:p>20.4845559411</text:p>
          </table:table-cell>
          <table:table-cell table:style-name="ce3" office:value-type="string" calcext:value-type="string">
            <text:p>A655</text:p>
          </table:table-cell>
          <table:table-cell table:style-name="ce11" table:number-columns-repeated="9"/>
          <table:table-cell table:style-name="ce12" table:number-columns-repeated="999"/>
        </table:table-row>
        <table:table-row table:style-name="ro1">
          <table:table-cell table:style-name="ce2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formula="of:=[.D26]*1000*[.I26]" office:value-type="float" office:value="0.20756947410361" calcext:value-type="float">
            <text:p>0.2075694741</text:p>
          </table:table-cell>
          <table:table-cell table:formula="of:=1/[.N26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style-name="ce11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7]*300000/70" office:value-type="float" office:value="364.285714285714" calcext:value-type="float">
            <text:p>364.2857142857</text:p>
          </table:table-cell>
          <table:table-cell table:style-name="ce3" table:formula="of:=[.C27]-[.D27]" office:value-type="float" office:value="3921.42857142857" calcext:value-type="float">
            <text:p>392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4</text:p>
          </table:table-cell>
          <table:table-cell table:style-name="ce3" table:formula="of:=[.H27]/[.K27]" office:value-type="float" office:value="91.1636745008095" calcext:value-type="float">
            <text:p>91.1636745008</text:p>
          </table:table-cell>
          <table:table-cell table:style-name="ce3" table:formula="of:=[.L27]*2" office:value-type="float" office:value="182.327349001619" calcext:value-type="float">
            <text:p>182.3273490016</text:p>
          </table:table-cell>
          <table:table-cell table:style-name="ce3" table:formula="of:=[.D27]*1000*[.I27]" office:value-type="float" office:value="0.326729727755682" calcext:value-type="float">
            <text:p>0.3267297278</text:p>
          </table:table-cell>
          <table:table-cell table:style-name="ce3" table:formula="of:=1/[.N27]*10" office:value-type="float" office:value="30.6063365237389" calcext:value-type="float">
            <text:p>30.6063365237</text:p>
          </table:table-cell>
          <table:table-cell table:style-name="ce3" office:value-type="string" calcext:value-type="string">
            <text:p>A763</text:p>
          </table:table-cell>
          <table:table-cell table:style-name="ce11" table:number-columns-repeated="9"/>
          <table:table-cell table:style-name="ce12" table:number-columns-repeated="999"/>
        </table:table-row>
        <table:table-row table:style-name="ro1">
          <table:table-cell table:style-name="ce2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formula="of:=[.D28]*1000*[.I28]" office:value-type="float" office:value="0.522767564409092" calcext:value-type="float">
            <text:p>0.5227675644</text:p>
          </table:table-cell>
          <table:table-cell table:formula="of:=1/[.N28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style-name="ce11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9]*300000/70" office:value-type="float" office:value="235.714285714286" calcext:value-type="float">
            <text:p>235.7142857143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0.000084446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4</text:p>
          </table:table-cell>
          <table:table-cell table:style-name="ce3" table:formula="of:=[.H29]/[.K29]" office:value-type="float" office:value="94.1526474352622" calcext:value-type="float">
            <text:p>94.1526474353</text:p>
          </table:table-cell>
          <table:table-cell table:style-name="ce3" table:formula="of:=[.L29]*2" office:value-type="float" office:value="188.305294870524" calcext:value-type="float">
            <text:p>188.3052948705</text:p>
          </table:table-cell>
          <table:table-cell table:style-name="ce3" table:formula="of:=[.D29]*1000*[.I29]" office:value-type="float" office:value="0.211413353253677" calcext:value-type="float">
            <text:p>0.2114133533</text:p>
          </table:table-cell>
          <table:table-cell table:style-name="ce3" table:formula="of:=1/[.N29]*10" office:value-type="float" office:value="47.3007019003236" calcext:value-type="float">
            <text:p>47.3007019003</text:p>
          </table:table-cell>
          <table:table-cell table:style-name="ce3" office:value-type="string" calcext:value-type="string">
            <text:p>A85</text:p>
          </table:table-cell>
          <table:table-cell table:style-name="ce11" table:number-columns-repeated="9"/>
          <table:table-cell table:style-name="ce12" table:number-columns-repeated="999"/>
        </table:table-row>
        <table:table-row table:style-name="ro1">
          <table:table-cell table:style-name="ce2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2"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formula="of:=[.D30]*1000*[.I30]" office:value-type="float" office:value="0.47664101460829" calcext:value-type="float">
            <text:p>0.4766410146</text:p>
          </table:table-cell>
          <table:table-cell table:formula="of:=1/[.N30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style-name="ce11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1]*300000/70" office:value-type="float" office:value="617.142857142857" calcext:value-type="float">
            <text:p>617.1428571429</text:p>
          </table:table-cell>
          <table:table-cell table:style-name="ce3" table:formula="of:=[.C31]-[.D31]" office:value-type="float" office:value="3668.57142857143" calcext:value-type="float">
            <text:p>366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4</text:p>
          </table:table-cell>
          <table:table-cell table:style-name="ce3" table:formula="of:=[.H31]/[.K31]" office:value-type="float" office:value="85.2853610630524" calcext:value-type="float">
            <text:p>85.2853610631</text:p>
          </table:table-cell>
          <table:table-cell table:style-name="ce3" table:formula="of:=[.L31]*2" office:value-type="float" office:value="170.570722126105" calcext:value-type="float">
            <text:p>170.5707221261</text:p>
          </table:table-cell>
          <table:table-cell table:style-name="ce3" table:formula="of:=[.D31]*1000*[.I31]" office:value-type="float" office:value="0.553518597609627" calcext:value-type="float">
            <text:p>0.5535185976</text:p>
          </table:table-cell>
          <table:table-cell table:style-name="ce3" table:formula="of:=1/[.N31]*10" office:value-type="float" office:value="18.0662403091514" calcext:value-type="float">
            <text:p>18.0662403092</text:p>
          </table:table-cell>
          <table:table-cell table:style-name="ce3" office:value-type="string" calcext:value-type="string">
            <text:p>A990</text:p>
          </table:table-cell>
          <table:table-cell table:style-name="ce11" table:number-columns-repeated="9"/>
          <table:table-cell table:style-name="ce12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11" table:number-columns-repeated="9"/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º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Scale(kpc/pix)</text:p>
          </table:table-cell>
          <table:table-cell table:style-name="ce1" office:value-type="string" calcext:value-type="string">
            <text:p>Pix per 10kpc</text:p>
          </table:table-cell>
          <table:table-cell table:number-columns-repeated="2"/>
          <table:table-cell table:style-name="ce11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7.078744823724" calcext:value-type="float">
            <text:p>87.0787448237</text:p>
          </table:table-cell>
          <table:table-cell table:formula="of:=[.M35]*2" office:value-type="float" office:value="174.157489647448" calcext:value-type="float">
            <text:p>174.1574896474</text:p>
          </table:table-cell>
          <table:table-cell table:formula="of:=[.E35]*1000*[.J35]" office:value-type="float" office:value="0.484328772908424" calcext:value-type="float">
            <text:p>0.4843287729</text:p>
          </table:table-cell>
          <table:table-cell table:formula="of:=1/[.O35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/>
          <table:table-cell table:style-name="ce11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591.428571428571" calcext:value-type="float">
            <text:p>591.4285714286</text:p>
          </table:table-cell>
          <table:table-cell table:formula="of:=[.D36]-[.E36]" office:value-type="float" office:value="3694.28571428571" calcext:value-type="float">
            <text:p>3694.2857142857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0.000077029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85.8831556499429" calcext:value-type="float">
            <text:p>85.8831556499</text:p>
          </table:table-cell>
          <table:table-cell table:formula="of:=[.M36]*2" office:value-type="float" office:value="171.766311299886" calcext:value-type="float">
            <text:p>171.7663112999</text:p>
          </table:table-cell>
          <table:table-cell table:formula="of:=[.E36]*1000*[.J36]" office:value-type="float" office:value="0.530455322709226" calcext:value-type="float">
            <text:p>0.5304553227</text:p>
          </table:table-cell>
          <table:table-cell table:formula="of:=1/[.O36]*10" office:value-type="float" office:value="18.8517290182449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582.857142857143" calcext:value-type="float">
            <text:p>582.8571428571</text:p>
          </table:table-cell>
          <table:table-cell table:formula="of:=[.D37]-[.E3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86.0824205122398" calcext:value-type="float">
            <text:p>86.0824205122</text:p>
          </table:table-cell>
          <table:table-cell table:formula="of:=[.M37]*2" office:value-type="float" office:value="172.16484102448" calcext:value-type="float">
            <text:p>172.1648410245</text:p>
          </table:table-cell>
          <table:table-cell table:formula="of:=[.E37]*1000*[.J37]" office:value-type="float" office:value="0.522767564409092" calcext:value-type="float">
            <text:p>0.5227675644</text:p>
          </table:table-cell>
          <table:table-cell table:formula="of:=1/[.O37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188.571428571429" calcext:value-type="float">
            <text:p>188.5714285714</text:p>
          </table:table-cell>
          <table:table-cell table:formula="of:=[.D38]-[.E38]" office:value-type="float" office:value="4097.14285714286" calcext:value-type="float">
            <text:p>40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0.000085429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5.248604177895" calcext:value-type="float">
            <text:p>95.2486041779</text:p>
          </table:table-cell>
          <table:table-cell table:formula="of:=[.M38]*2" office:value-type="float" office:value="190.49720835579" calcext:value-type="float">
            <text:p>190.4972083558</text:p>
          </table:table-cell>
          <table:table-cell table:formula="of:=[.E38]*1000*[.J38]" office:value-type="float" office:value="0.169130682602942" calcext:value-type="float">
            <text:p>0.1691306826</text:p>
          </table:table-cell>
          <table:table-cell table:formula="of:=1/[.O38]*10" office:value-type="float" office:value="59.1258773754046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9]*300000/70" office:value-type="float" office:value="612.857142857143" calcext:value-type="float">
            <text:p>612.8571428571</text:p>
          </table:table-cell>
          <table:table-cell table:formula="of:=[.D39]-[.E39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4</text:p>
          </table:table-cell>
          <table:table-cell table:formula="of:=[.I39]/[.L39]" office:value-type="float" office:value="103.550784274144" calcext:value-type="float">
            <text:p>103.5507842741</text:p>
          </table:table-cell>
          <table:table-cell table:formula="of:=[.M39]*2" office:value-type="float" office:value="207.101568548289" calcext:value-type="float">
            <text:p>207.1015685483</text:p>
          </table:table-cell>
          <table:table-cell table:formula="of:=[.E39]*1000*[.J39]" office:value-type="float" office:value="0.54967471845956" calcext:value-type="float">
            <text:p>0.5496747185</text:p>
          </table:table-cell>
          <table:table-cell table:formula="of:=1/[.O39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73.9232786148859" calcext:value-type="float">
            <text:p>73.9232786149</text:p>
          </table:table-cell>
          <table:table-cell table:formula="of:=[.M40]*2" office:value-type="float" office:value="147.846557229772" calcext:value-type="float">
            <text:p>147.8465572298</text:p>
          </table:table-cell>
          <table:table-cell table:formula="of:=[.E40]*1000*[.J40]" office:value-type="float" office:value="0.322885848605616" calcext:value-type="float">
            <text:p>0.3228858486</text:p>
          </table:table-cell>
          <table:table-cell table:formula="of:=1/[.O40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1]*300000/70" office:value-type="float" office:value="364.285714285714" calcext:value-type="float">
            <text:p>364.2857142857</text:p>
          </table:table-cell>
          <table:table-cell table:formula="of:=[.D41]-[.E41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1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4</text:p>
          </table:table-cell>
          <table:table-cell table:formula="of:=[.I41]/[.L41]" office:value-type="float" office:value="116.14950103286" calcext:value-type="float">
            <text:p>116.1495010329</text:p>
          </table:table-cell>
          <table:table-cell table:formula="of:=[.M41]*2" office:value-type="float" office:value="232.29900206572" calcext:value-type="float">
            <text:p>232.2990020657</text:p>
          </table:table-cell>
          <table:table-cell table:formula="of:=[.E41]*1000*[.J41]" office:value-type="float" office:value="0.326729727755683" calcext:value-type="float">
            <text:p>0.3267297278</text:p>
          </table:table-cell>
          <table:table-cell table:formula="of:=1/[.O41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265.714285714286" calcext:value-type="float">
            <text:p>265.7142857143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88.3858588047165" calcext:value-type="float">
            <text:p>88.3858588047</text:p>
          </table:table-cell>
          <table:table-cell table:formula="of:=[.M42]*2" office:value-type="float" office:value="176.771717609433" calcext:value-type="float">
            <text:p>176.7717176094</text:p>
          </table:table-cell>
          <table:table-cell table:formula="of:=[.E42]*1000*[.J42]" office:value-type="float" office:value="0.238320507304145" calcext:value-type="float">
            <text:p>0.2383205073</text:p>
          </table:table-cell>
          <table:table-cell table:formula="of:=1/[.O42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190.689777918714" calcext:value-type="float">
            <text:p>190.6897779187</text:p>
          </table:table-cell>
          <table:table-cell table:formula="of:=[.M43]*2" office:value-type="float" office:value="381.379555837427" calcext:value-type="float">
            <text:p>381.3795558374</text:p>
          </table:table-cell>
          <table:table-cell table:formula="of:=[.E43]*1000*[.J43]" office:value-type="float" office:value="0.295978694555148" calcext:value-type="float">
            <text:p>0.2959786946</text:p>
          </table:table-cell>
          <table:table-cell table:formula="of:=1/[.O43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05.714285714286" calcext:value-type="float">
            <text:p>505.7142857143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100.139421982973" calcext:value-type="float">
            <text:p>100.139421983</text:p>
          </table:table-cell>
          <table:table-cell table:formula="of:=[.M44]*2" office:value-type="float" office:value="200.278843965946" calcext:value-type="float">
            <text:p>200.2788439659</text:p>
          </table:table-cell>
          <table:table-cell table:formula="of:=[.E44]*1000*[.J44]" office:value-type="float" office:value="0.453577739707889" calcext:value-type="float">
            <text:p>0.4535777397</text:p>
          </table:table-cell>
          <table:table-cell table:formula="of:=1/[.O44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5]*300000/70" office:value-type="float" office:value="437.142857142857" calcext:value-type="float">
            <text:p>437.1428571429</text:p>
          </table:table-cell>
          <table:table-cell table:formula="of:=[.D45]-[.E45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4</text:p>
          </table:table-cell>
          <table:table-cell table:formula="of:=[.I45]/[.L45]" office:value-type="float" office:value="67.9145217279991" calcext:value-type="float">
            <text:p>67.914521728</text:p>
          </table:table-cell>
          <table:table-cell table:formula="of:=[.M45]*2" office:value-type="float" office:value="135.829043455998" calcext:value-type="float">
            <text:p>135.829043456</text:p>
          </table:table-cell>
          <table:table-cell table:formula="of:=[.E45]*1000*[.J45]" office:value-type="float" office:value="0.392075673306819" calcext:value-type="float">
            <text:p>0.3920756733</text:p>
          </table:table-cell>
          <table:table-cell table:formula="of:=1/[.O45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462.857142857143" calcext:value-type="float">
            <text:p>462.8571428571</text:p>
          </table:table-cell>
          <table:table-cell table:formula="of:=[.D46]-[.E46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63.2693181035395" calcext:value-type="float">
            <text:p>63.2693181035</text:p>
          </table:table-cell>
          <table:table-cell table:formula="of:=[.M46]*2" office:value-type="float" office:value="126.538636207079" calcext:value-type="float">
            <text:p>126.5386362071</text:p>
          </table:table-cell>
          <table:table-cell table:formula="of:=[.E46]*1000*[.J46]" office:value-type="float" office:value="0.41513894820722" calcext:value-type="float">
            <text:p>0.4151389482</text:p>
          </table:table-cell>
          <table:table-cell table:formula="of:=1/[.O46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312.857142857143" calcext:value-type="float">
            <text:p>312.8571428571</text:p>
          </table:table-cell>
          <table:table-cell table:formula="of:=[.D47]-[.E47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173.032915824103" calcext:value-type="float">
            <text:p>173.0329158241</text:p>
          </table:table-cell>
          <table:table-cell table:formula="of:=[.M47]*2" office:value-type="float" office:value="346.065831648206" calcext:value-type="float">
            <text:p>346.0658316482</text:p>
          </table:table-cell>
          <table:table-cell table:formula="of:=[.E47]*1000*[.J47]" office:value-type="float" office:value="0.28060317795488" calcext:value-type="float">
            <text:p>0.280603178</text:p>
          </table:table-cell>
          <table:table-cell table:formula="of:=1/[.O47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8]*300000/70" office:value-type="float" office:value="497.142857142857" calcext:value-type="float">
            <text:p>497.1428571429</text:p>
          </table:table-cell>
          <table:table-cell table:formula="of:=[.D48]-[.E48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4</text:p>
          </table:table-cell>
          <table:table-cell table:formula="of:=[.I48]/[.L48]" office:value-type="float" office:value="128.418405021773" calcext:value-type="float">
            <text:p>128.4184050218</text:p>
          </table:table-cell>
          <table:table-cell table:formula="of:=[.M48]*2" office:value-type="float" office:value="256.836810043545" calcext:value-type="float">
            <text:p>256.8368100435</text:p>
          </table:table-cell>
          <table:table-cell table:formula="of:=[.E48]*1000*[.J48]" office:value-type="float" office:value="0.445889981407755" calcext:value-type="float">
            <text:p>0.4458899814</text:p>
          </table:table-cell>
          <table:table-cell table:formula="of:=1/[.O48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4</text:p>
          </table:table-cell>
          <table:table-cell table:formula="of:=[.I49]/[.L49]" office:value-type="float" office:value="166.895369542119" calcext:value-type="float">
            <text:p>166.8953695421</text:p>
          </table:table-cell>
          <table:table-cell table:formula="of:=[.M49]*2" office:value-type="float" office:value="333.790739084238" calcext:value-type="float">
            <text:p>333.7907390842</text:p>
          </table:table-cell>
          <table:table-cell table:formula="of:=[.E49]*1000*[.J49]" office:value-type="float" office:value="0.349793002656084" calcext:value-type="float">
            <text:p>0.3497930027</text:p>
          </table:table-cell>
          <table:table-cell table:formula="of:=1/[.O49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3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9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4</text:p>
          </table:table-cell>
          <table:table-cell table:formula="of:=[.I50]/[.L50]" office:value-type="float" office:value="178.142435689065" calcext:value-type="float">
            <text:p>178.1424356891</text:p>
          </table:table-cell>
          <table:table-cell table:formula="of:=[.M50]*2" office:value-type="float" office:value="356.284871378131" calcext:value-type="float">
            <text:p>356.2848713781</text:p>
          </table:table-cell>
          <table:table-cell table:formula="of:=[.E50]*1000*[.J50]" office:value-type="float" office:value="0.215257232403744" calcext:value-type="float">
            <text:p>0.2152572324</text:p>
          </table:table-cell>
          <table:table-cell table:formula="of:=1/[.O50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1]*300000/70" office:value-type="float" office:value="364.285714285714" calcext:value-type="float">
            <text:p>364.2857142857</text:p>
          </table:table-cell>
          <table:table-cell table:formula="of:=[.D51]-[.E51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4</text:p>
          </table:table-cell>
          <table:table-cell table:formula="of:=[.I51]/[.L51]" office:value-type="float" office:value="91.1636745008095" calcext:value-type="float">
            <text:p>91.1636745008</text:p>
          </table:table-cell>
          <table:table-cell table:formula="of:=[.M51]*2" office:value-type="float" office:value="182.327349001619" calcext:value-type="float">
            <text:p>182.3273490016</text:p>
          </table:table-cell>
          <table:table-cell table:formula="of:=[.E51]*1000*[.J51]" office:value-type="float" office:value="0.326729727755683" calcext:value-type="float">
            <text:p>0.3267297278</text:p>
          </table:table-cell>
          <table:table-cell table:formula="of:=1/[.O51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4</text:p>
          </table:table-cell>
          <table:table-cell table:formula="of:=[.I52]/[.L52]" office:value-type="float" office:value="83.0313647418303" calcext:value-type="float">
            <text:p>83.0313647418</text:p>
          </table:table-cell>
          <table:table-cell table:formula="of:=[.M52]*2" office:value-type="float" office:value="166.062729483661" calcext:value-type="float">
            <text:p>166.0627294837</text:p>
          </table:table-cell>
          <table:table-cell table:formula="of:=[.E52]*1000*[.J52]" office:value-type="float" office:value="0.349793002656084" calcext:value-type="float">
            <text:p>0.3497930027</text:p>
          </table:table-cell>
          <table:table-cell table:formula="of:=1/[.O52]*10" office:value-type="float" office:value="28.5883363133824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3]*300000/70" office:value-type="float" office:value="364.285714285714" calcext:value-type="float">
            <text:p>364.2857142857</text:p>
          </table:table-cell>
          <table:table-cell table:formula="of:=[.D53]-[.E53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4</text:p>
          </table:table-cell>
          <table:table-cell table:formula="of:=[.I53]/[.L53]" office:value-type="float" office:value="66.2537702164289" calcext:value-type="float">
            <text:p>66.2537702164</text:p>
          </table:table-cell>
          <table:table-cell table:formula="of:=[.M53]*2" office:value-type="float" office:value="132.507540432858" calcext:value-type="float">
            <text:p>132.5075404329</text:p>
          </table:table-cell>
          <table:table-cell table:formula="of:=[.E53]*1000*[.J53]" office:value-type="float" office:value="0.326729727755683" calcext:value-type="float">
            <text:p>0.3267297278</text:p>
          </table:table-cell>
          <table:table-cell table:formula="of:=1/[.O53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4</text:p>
          </table:table-cell>
          <table:table-cell table:formula="of:=[.I54]/[.L54]" office:value-type="float" office:value="87.078744823724" calcext:value-type="float">
            <text:p>87.0787448237</text:p>
          </table:table-cell>
          <table:table-cell table:formula="of:=[.M54]*2" office:value-type="float" office:value="174.157489647448" calcext:value-type="float">
            <text:p>174.1574896474</text:p>
          </table:table-cell>
          <table:table-cell table:formula="of:=[.E54]*1000*[.J54]" office:value-type="float" office:value="0.484328772908424" calcext:value-type="float">
            <text:p>0.4843287729</text:p>
          </table:table-cell>
          <table:table-cell table:formula="of:=1/[.O54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5]*300000/70" office:value-type="float" office:value="488.571428571429" calcext:value-type="float">
            <text:p>488.5714285714</text:p>
          </table:table-cell>
          <table:table-cell table:formula="of:=[.D55]-[.E5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4</text:p>
          </table:table-cell>
          <table:table-cell table:formula="of:=[.I55]/[.L55]" office:value-type="float" office:value="88.2743339975051" calcext:value-type="float">
            <text:p>88.2743339975</text:p>
          </table:table-cell>
          <table:table-cell table:formula="of:=[.M55]*2" office:value-type="float" office:value="176.54866799501" calcext:value-type="float">
            <text:p>176.548667995</text:p>
          </table:table-cell>
          <table:table-cell table:formula="of:=[.E55]*1000*[.J55]" office:value-type="float" office:value="0.438202223107621" calcext:value-type="float">
            <text:p>0.4382022231</text:p>
          </table:table-cell>
          <table:table-cell table:formula="of:=1/[.O55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6]*300000/70" office:value-type="float" office:value="308.571428571429" calcext:value-type="float">
            <text:p>308.5714285714</text:p>
          </table:table-cell>
          <table:table-cell table:formula="of:=[.D56]-[.E5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4</text:p>
          </table:table-cell>
          <table:table-cell table:formula="of:=[.I56]/[.L56]" office:value-type="float" office:value="92.458896105739" calcext:value-type="float">
            <text:p>92.4588961057</text:p>
          </table:table-cell>
          <table:table-cell table:formula="of:=[.M56]*2" office:value-type="float" office:value="184.917792211478" calcext:value-type="float">
            <text:p>184.9177922115</text:p>
          </table:table-cell>
          <table:table-cell table:formula="of:=[.E56]*1000*[.J56]" office:value-type="float" office:value="0.276759298804814" calcext:value-type="float">
            <text:p>0.2767592988</text:p>
          </table:table-cell>
          <table:table-cell table:formula="of:=1/[.O56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7]*300000/70" office:value-type="float" office:value="282.857142857143" calcext:value-type="float">
            <text:p>282.8571428571</text:p>
          </table:table-cell>
          <table:table-cell table:formula="of:=[.D57]-[.E5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0.000083463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4</text:p>
          </table:table-cell>
          <table:table-cell table:formula="of:=[.I57]/[.L57]" office:value-type="float" office:value="93.0566906926296" calcext:value-type="float">
            <text:p>93.0566906926</text:p>
          </table:table-cell>
          <table:table-cell table:formula="of:=[.M57]*2" office:value-type="float" office:value="186.113381385259" calcext:value-type="float">
            <text:p>186.1133813853</text:p>
          </table:table-cell>
          <table:table-cell table:formula="of:=[.E57]*1000*[.J57]" office:value-type="float" office:value="0.253696023904412" calcext:value-type="float">
            <text:p>0.2536960239</text:p>
          </table:table-cell>
          <table:table-cell table:formula="of:=1/[.O57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8]*300000/70" office:value-type="float" office:value="544.285714285714" calcext:value-type="float">
            <text:p>544.2857142857</text:p>
          </table:table-cell>
          <table:table-cell table:formula="of:=[.D58]-[.E58]" office:value-type="float" office:value="3741.42857142857" calcext:value-type="float">
            <text:p>3741.4285714286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0.000078012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4</text:p>
          </table:table-cell>
          <table:table-cell table:formula="of:=[.I58]/[.L58]" office:value-type="float" office:value="86.9791123925756" calcext:value-type="float">
            <text:p>86.9791123926</text:p>
          </table:table-cell>
          <table:table-cell table:formula="of:=[.M58]*2" office:value-type="float" office:value="173.958224785151" calcext:value-type="float">
            <text:p>173.9582247852</text:p>
          </table:table-cell>
          <table:table-cell table:formula="of:=[.E58]*1000*[.J58]" office:value-type="float" office:value="0.488172652058491" calcext:value-type="float">
            <text:p>0.4881726521</text:p>
          </table:table-cell>
          <table:table-cell table:formula="of:=1/[.O58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9]*300000/70" office:value-type="float" office:value="231.428571428571" calcext:value-type="float">
            <text:p>231.4285714286</text:p>
          </table:table-cell>
          <table:table-cell table:formula="of:=[.D59]-[.E59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4</text:p>
          </table:table-cell>
          <table:table-cell table:formula="of:=[.I59]/[.L59]" office:value-type="float" office:value="94.2522798664107" calcext:value-type="float">
            <text:p>94.2522798664</text:p>
          </table:table-cell>
          <table:table-cell table:formula="of:=[.M59]*2" office:value-type="float" office:value="188.504559732821" calcext:value-type="float">
            <text:p>188.5045597328</text:p>
          </table:table-cell>
          <table:table-cell table:formula="of:=[.E59]*1000*[.J59]" office:value-type="float" office:value="0.20756947410361" calcext:value-type="float">
            <text:p>0.2075694741</text:p>
          </table:table-cell>
          <table:table-cell table:formula="of:=1/[.O59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0]*300000/70" office:value-type="float" office:value="364.285714285714" calcext:value-type="float">
            <text:p>364.2857142857</text:p>
          </table:table-cell>
          <table:table-cell table:formula="of:=[.D60]-[.E60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4</text:p>
          </table:table-cell>
          <table:table-cell table:formula="of:=[.I60]/[.L60]" office:value-type="float" office:value="91.1636745008095" calcext:value-type="float">
            <text:p>91.1636745008</text:p>
          </table:table-cell>
          <table:table-cell table:formula="of:=[.M60]*2" office:value-type="float" office:value="182.327349001619" calcext:value-type="float">
            <text:p>182.3273490016</text:p>
          </table:table-cell>
          <table:table-cell table:formula="of:=[.E60]*1000*[.J60]" office:value-type="float" office:value="0.326729727755683" calcext:value-type="float">
            <text:p>0.3267297278</text:p>
          </table:table-cell>
          <table:table-cell table:formula="of:=1/[.O60]*10" office:value-type="float" office:value="30.6063365237388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1]*300000/70" office:value-type="float" office:value="582.857142857143" calcext:value-type="float">
            <text:p>582.8571428571</text:p>
          </table:table-cell>
          <table:table-cell table:formula="of:=[.D61]-[.E61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4</text:p>
          </table:table-cell>
          <table:table-cell table:formula="of:=[.I61]/[.L61]" office:value-type="float" office:value="86.0824205122398" calcext:value-type="float">
            <text:p>86.0824205122</text:p>
          </table:table-cell>
          <table:table-cell table:formula="of:=[.M61]*2" office:value-type="float" office:value="172.16484102448" calcext:value-type="float">
            <text:p>172.1648410245</text:p>
          </table:table-cell>
          <table:table-cell table:formula="of:=[.E61]*1000*[.J61]" office:value-type="float" office:value="0.522767564409092" calcext:value-type="float">
            <text:p>0.5227675644</text:p>
          </table:table-cell>
          <table:table-cell table:formula="of:=1/[.O61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2]*300000/70" office:value-type="float" office:value="235.714285714286" calcext:value-type="float">
            <text:p>235.7142857143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0.000084446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4</text:p>
          </table:table-cell>
          <table:table-cell table:formula="of:=[.I62]/[.L62]" office:value-type="float" office:value="94.1526474352622" calcext:value-type="float">
            <text:p>94.1526474353</text:p>
          </table:table-cell>
          <table:table-cell table:formula="of:=[.M62]*2" office:value-type="float" office:value="188.305294870524" calcext:value-type="float">
            <text:p>188.3052948705</text:p>
          </table:table-cell>
          <table:table-cell table:formula="of:=[.E62]*1000*[.J62]" office:value-type="float" office:value="0.211413353253677" calcext:value-type="float">
            <text:p>0.2114133533</text:p>
          </table:table-cell>
          <table:table-cell table:formula="of:=1/[.O62]*10" office:value-type="float" office:value="47.3007019003237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3]*300000/70" office:value-type="float" office:value="531.428571428571" calcext:value-type="float">
            <text:p>531.4285714286</text:p>
          </table:table-cell>
          <table:table-cell table:formula="of:=[.D63]-[.E63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4</text:p>
          </table:table-cell>
          <table:table-cell table:formula="of:=[.I63]/[.L63]" office:value-type="float" office:value="87.2780096860209" calcext:value-type="float">
            <text:p>87.278009686</text:p>
          </table:table-cell>
          <table:table-cell table:formula="of:=[.M63]*2" office:value-type="float" office:value="174.556019372042" calcext:value-type="float">
            <text:p>174.556019372</text:p>
          </table:table-cell>
          <table:table-cell table:formula="of:=[.E63]*1000*[.J63]" office:value-type="float" office:value="0.47664101460829" calcext:value-type="float">
            <text:p>0.4766410146</text:p>
          </table:table-cell>
          <table:table-cell table:formula="of:=1/[.O63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4]*300000/70" office:value-type="float" office:value="617.142857142857" calcext:value-type="float">
            <text:p>617.1428571429</text:p>
          </table:table-cell>
          <table:table-cell table:formula="of:=[.D64]-[.E64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4</text:p>
          </table:table-cell>
          <table:table-cell table:formula="of:=[.I64]/[.L64]" office:value-type="float" office:value="85.2853610630524" calcext:value-type="float">
            <text:p>85.2853610631</text:p>
          </table:table-cell>
          <table:table-cell table:formula="of:=[.M64]*2" office:value-type="float" office:value="170.570722126105" calcext:value-type="float">
            <text:p>170.5707221261</text:p>
          </table:table-cell>
          <table:table-cell table:formula="of:=[.E64]*1000*[.J64]" office:value-type="float" office:value="0.553518597609627" calcext:value-type="float">
            <text:p>0.5535185976</text:p>
          </table:table-cell>
          <table:table-cell table:formula="of:=1/[.O64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z lens</text:p>
          </table:table-cell>
          <table:table-cell table:style-name="ce10" office:value-type="string" calcext:value-type="string">
            <text:p>Sigma</text:p>
          </table:table-cell>
          <table:table-cell table:style-name="ce10" office:value-type="string" calcext:value-type="string">
            <text:p>Ring(pixels)</text:p>
          </table:table-cell>
          <table:table-cell table:style-name="ce10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9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9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9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9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9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9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5:34:04.686264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3-30T17:44:36.420606090</dc:date>
    <meta:editing-duration>P1DT19H40M17S</meta:editing-duration>
    <meta:editing-cycles>38</meta:editing-cycles>
    <meta:generator>LibreOffice/5.1.6.2$Linux_X86_64 LibreOffice_project/10m0$Build-2</meta:generator>
    <meta:document-statistic meta:table-count="3" meta:cell-count="1905" meta:object-count="0"/>
  </office:meta>
</office:document-meta>
</file>